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weight="bold" officeooo:rsid="0005a3f2" officeooo:paragraph-rsid="0005a3f2" style:font-weight-asian="bold" style:font-weight-complex="bold"/>
    </style:style>
    <style:style style:name="P2" style:family="paragraph" style:parent-style-name="Standard">
      <style:text-properties style:font-name="Arial" fo:font-weight="bold" officeooo:rsid="000709b1" officeooo:paragraph-rsid="000709b1" style:font-weight-asian="bold" style:font-weight-complex="bold"/>
    </style:style>
    <style:style style:name="P3" style:family="paragraph" style:parent-style-name="Standard">
      <style:text-properties style:font-name="Arial" fo:font-weight="normal" officeooo:rsid="0005a3f2" officeooo:paragraph-rsid="0005a3f2" style:font-weight-asian="normal" style:font-weight-complex="normal"/>
    </style:style>
    <style:style style:name="P4" style:family="paragraph" style:parent-style-name="Standard">
      <style:text-properties style:font-name="Arial" fo:font-weight="normal" officeooo:rsid="000709b1" officeooo:paragraph-rsid="000709b1" style:font-weight-asian="normal" style:font-weight-complex="normal"/>
    </style:style>
    <style:style style:name="P5" style:family="paragraph" style:parent-style-name="Standard" style:list-style-name="L1">
      <style:text-properties style:font-name="Arial" fo:font-weight="bold" officeooo:rsid="000709b1" officeooo:paragraph-rsid="000709b1" style:font-weight-asian="bold" style:font-weight-complex="bold"/>
    </style:style>
    <style:style style:name="T1" style:family="text">
      <style:text-properties officeooo:rsid="0007f4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Feldmühle</text:p>
      <text:p text:style-name="P1"/>
      <text:p text:style-name="P1">Einführung</text:p>
      <text:p text:style-name="P1"/>
      <text:p text:style-name="P3">Die Feldmühle ist ein Messgerät zur bestimmung der elekrischen Feldstärke. #Anwendung, etc.</text:p>
      <text:p text:style-name="P3"/>
      <text:p text:style-name="P1">Funktionsweise</text:p>
      <text:p text:style-name="P1"/>
      <text:list xml:id="list650102847332185024" text:style-name="L1">
        <text:list-item>
          <text:p text:style-name="P5">Aufbau:</text:p>
        </text:list-item>
      </text:list>
      <text:p text:style-name="P2"/>
      <text:p text:style-name="P4">Die Feldmühle besteht aus einer Kupferplatine, die vier wesentliche Segmente hat. Diese Segmente sind gleichmäßige Ausschnitte eines Kreises, von denen jedes mit dem gegenüberliegendem Segment verbunden ist.</text:p>
      <text:p text:style-name="P4">Ca. einen halben Centimeter über der Kupferplatine ist ein Rotor, der auch aus Kupfer besteht, angebracht. Dieser ist aus wie zwei gegenüberliegende Segmente geformt. Der Rotor kann sich durch einen Elektromotor drehen.</text:p>
      <text:p text:style-name="P4">Der Elektromotor ist an eine Stromquelle angeschlossen und kann durch einen Schalter/Transitor eingeschaltet werden.</text:p>
      <text:p text:style-name="P4">An zwei nebeneinanderliegenden Segmenten ist ein 1M-Ohm Wi<text:span text:style-name="T1">e</text:span>derstand <text:span text:style-name="T1">zwischen der Vorder- und Rückseite der Platine angeschloss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22:14:42.311780032</meta:creation-date>
    <dc:date>2018-10-14T22:37:31.427719669</dc:date>
    <meta:editing-duration>PT2M28S</meta:editing-duration>
    <meta:editing-cycles>1</meta:editing-cycles>
    <meta:generator>LibreOffice/5.1.6.2$Linux_X86_64 LibreOffice_project/10m0$Build-2</meta:generator>
    <meta:document-statistic meta:table-count="0" meta:image-count="0" meta:object-count="0" meta:page-count="1" meta:paragraph-count="9" meta:word-count="107" meta:character-count="808" meta:non-whitespace-character-count="710"/>
  </office:meta>
</office:document-meta>
</file>